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for the Space Shuttle Ultra</text:p>
      <text:p text:style-name="P1">Virtual Cockpit(”VC”)</text:p>
      <text:p text:style-name="P1"/>
      <text:p text:style-name="P1"/>
      <text:p text:style-name="P2">This document aimes to provide important technical notes about the Virtual Cockpit(”VC”) used in the Space Shuttle Ultra(”SSU”) project.</text:p>
      <text:p text:style-name="P2"/>
      <text:p text:style-name="P2"/>
      <text:p text:style-name="P2">The SSU VC as of revision 1497 committed at 1522UTC on August 25 1203 consists of 1368 meshgroups, 14 materials and 48 textures which are both non-dynamic and dynamic. The file name is ”VC.msh” and resides in the SSU subfolder of the main Meshes folder.</text:p>
      <text:p text:style-name="P2"/>
      <text:p text:style-name="P2">There are two important materials that have been added on request. Their material ID's are 13 and 14. Material ID 13 is for various push-buttons(”PBs”) and push-button indicators(”PBIs”) and other elements to light up. Material ID 14 is the opposite and is the default dark material.</text:p>
      <text:p text:style-name="P2">The actual names of these two materials are ”Light_active” for material ID 13 and ”Light_inactive” for material ID 14.</text:p>
      <text:p text:style-name="P2"/>
      <text:p text:style-name="P2">Right now only the Caution&amp;Warning(”C/W”) matrix lights on panel F7 makes use of these two materials, this just a test. If things work out well, other lights will make use of these two materials to increase the performance of SS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25T17:27:22.51</meta:creation-date>
    <meta:document-statistic meta:table-count="0" meta:image-count="0" meta:object-count="0" meta:page-count="1" meta:paragraph-count="7" meta:word-count="180" meta:character-count="1074"/>
    <dc:date>2013-08-25T17:40:48.52</dc:date>
    <meta:editing-duration>PT13M27S</meta:editing-duration>
    <meta:editing-cycles>1</meta:editing-cycles>
    <meta:generator>OpenOffice.org/3.3$Win32 OpenOffice.org_project/330m20$Build-9567</meta:generator>
  </office:meta>
</office:document-meta>
</file>